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17da5" officeooo:paragraph-rsid="00017da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fo:font-weight="bold" officeooo:rsid="00023fa5" officeooo:paragraph-rsid="00023fa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style:font-name="Liberation Mono" fo:font-size="26pt" fo:font-weight="bold" officeooo:paragraph-rsid="00017da5" style:font-size-asian="26pt" style:font-weight-asian="bold" style:font-size-complex="26pt" style:font-weight-complex="bold"/>
    </style:style>
    <style:style style:name="T1" style:family="text">
      <style:text-properties officeooo:rsid="00017da5"/>
    </style:style>
    <style:style style:name="T2" style:family="text">
      <style:text-properties style:font-name="Liberation Mono" fo:font-size="24pt" fo:font-weight="bold" officeooo:rsid="00017da5" style:font-size-asian="21pt" style:font-weight-asian="bold" style:font-size-complex="24pt" style:font-weight-complex="bold"/>
    </style:style>
    <style:style style:name="T3" style:family="text">
      <style:text-properties fo:font-size="24pt" fo:font-weight="bold" officeooo:rsid="00017da5" style:font-size-asian="21pt" style:font-weight-asian="bold" style:font-size-complex="24pt" style:font-weight-complex="bold"/>
    </style:style>
    <style:style style:name="T4" style:family="text">
      <style:text-properties fo:font-weight="bold" officeooo:rsid="00017da5" style:font-weight-asian="bold" style:font-weight-complex="bold"/>
    </style:style>
    <style:style style:name="T5" style:family="text">
      <style:text-properties officeooo:rsid="00023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mbulance Booking App A<text:span text:style-name="T5">PI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6:55:43.717888011</meta:creation-date>
    <dc:date>2019-02-19T20:19:50.482058850</dc:date>
    <meta:editing-duration>PT3H3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25" meta:non-whitespace-character-count="22"/>
  </office:meta>
</office:document-meta>
</file>